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DejaVu Serif" svg:font-family="'DejaVu Serif'" style:font-adornments="Book"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office:font-face-decls>
  <office:automatic-styles>
    <style:style style:name="P1" style:family="paragraph" style:parent-style-name="Standard">
      <style:paragraph-properties fo:margin-top="0cm" fo:margin-bottom="1.499cm"/>
    </style:style>
    <style:style style:name="P2" style:family="paragraph" style:parent-style-name="Heading_20_2">
      <style:paragraph-properties fo:text-align="start" style:justify-single-word="false"/>
    </style:style>
    <style:style style:name="P3" style:family="paragraph" style:parent-style-name="Text_20_body" style:list-style-name="L2"/>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P16" style:family="paragraph" style:parent-style-name="Standard" style:list-style-name="L14"/>
    <style:style style:name="P17" style:family="paragraph" style:parent-style-name="Standard" style:list-style-name="L15"/>
    <style:style style:name="P18" style:family="paragraph" style:parent-style-name="Standard" style:list-style-name="L16"/>
    <style:style style:name="P19" style:family="paragraph" style:parent-style-name="Standard" style:list-style-name="L17"/>
    <style:style style:name="P20" style:family="paragraph" style:parent-style-name="Standard" style:list-style-name="L18"/>
    <style:style style:name="P21" style:family="paragraph" style:parent-style-name="Standard" style:list-style-name="L19"/>
    <style:style style:name="P22" style:family="paragraph" style:parent-style-name="Standard" style:list-style-name="L20"/>
    <style:style style:name="P23" style:family="paragraph" style:parent-style-name="Standard" style:list-style-name="L21"/>
    <style:style style:name="P24" style:family="paragraph" style:parent-style-name="Standard" style:list-style-name="L22"/>
    <style:style style:name="P25" style:family="paragraph" style:parent-style-name="Standard" style:list-style-name="L23"/>
    <style:style style:name="P26" style:family="paragraph" style:parent-style-name="Standard" style:list-style-name="L24"/>
    <style:style style:name="P27" style:family="paragraph" style:parent-style-name="Standard" style:list-style-name="L25"/>
    <style:style style:name="P28" style:family="paragraph" style:parent-style-name="Standard" style:list-style-name="L26"/>
    <style:style style:name="P29" style:family="paragraph" style:parent-style-name="Standard" style:list-style-name="L27"/>
    <style:style style:name="T1" style:family="text">
      <style:text-properties fo:font-variant="normal" fo:text-transform="none" style:font-name="Albany" fo:font-size="14pt" fo:font-style="italic" fo:font-weight="bold" style:font-name-asian="Andale Sans UI" style:font-size-asian="14pt" style:font-style-asian="italic" style:font-weight-asian="bold" style:font-name-complex="Tahoma" style:font-size-complex="14pt" style:font-style-complex="italic" style:font-weight-complex="bold"/>
    </style:style>
    <style:style style:name="T2" style:family="text">
      <style:text-properties style:font-name="Albany" fo:font-size="14pt" fo:font-style="italic" fo:font-weight="bold" style:font-name-asian="Andale Sans UI" style:font-size-asian="14pt" style:font-style-asian="italic" style:font-weight-asian="bold" style:font-name-complex="Tahoma" style:font-size-complex="14pt" style:font-style-complex="italic" style:font-weight-complex="bold"/>
    </style:style>
    <style:style style:name="T3" style:family="text">
      <style:text-properties fo:color="#000080" style:text-underline-style="solid" style:text-underline-width="auto" style:text-underline-color="font-color"/>
    </style:style>
    <style:style style:name="T4" style:family="text">
      <style:text-properties style:font-name="Bitstream Vera Sans" style:font-name-asian="Bitstream Vera Sans" style:font-name-complex="Bitstream Vera Sans"/>
    </style:style>
    <style:style style:name="T5" style:family="text">
      <style:text-properties style:font-name="Albany" fo:font-size="14pt" fo:font-weight="bold" style:font-name-asian="Andale Sans UI" style:font-size-asian="14pt" style:font-weight-asian="bold" style:font-name-complex="Tahoma" style:font-size-complex="14pt"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jelentés</text:h>
      <text:p text:style-name="P1"><text:date style:data-style-name="N76" text:date-value="2006-06-30T14:33:09.82" text:fixed="true" text:date-adjust="PT72H00M00S">2006. július 3.</text:date></text:p>
      <text:h text:style-name="Heading_20_2" text:outline-level="2">OpenOffice.org 2.0.3 magyar változat</text:h>
      <text:p text:style-name="Standard">Az OpenOffice.org Közösség és az FSF.hu Alapítvány örömmel jelenti be, hogy elkészült és azonnal letölthető az OpenOffice.org irodai programcsomag legújabb, 2.0.3-as verziója. Az OpenOffice.org 2.0.3 irodai programcsomag továbbfejlesztett változata elérhető Windows, Linux operációs rendszerekhez.</text:p>
      <text:h text:style-name="P2" text:outline-level="2">OpenOffice.org <text:span text:style-name="T1">2.0.3</text:span> – szövegszerkesztő, táblázatkezelő, bemutatókészítő alkalmazás és még sok egyéb<text:span text:style-name="T2">…</text:span></text:h>
      <text:p text:style-name="Standard">Az OpenOffice.org 2.0.3 egy nyílt nyílt forráskódú, ingyenes, nagy tudású irodai programcsomag, amely kiválóan alkalmas szövegszerkesztési, táblázatkezelési, bemutatókészítési, adatbázis-kezelési és rajzolási feladatok megvalósítására számos operációs rendszer alatt. A programcsomag a kor igényeinek megfelelő eszköz, amelynek működése nagymértékben hasonlít a kereskedelmi forgalomban lévő hasonló célú programcsomagokhoz. De azokkal ellentétben, az OpenOffice.org teljesen ingyenes és szabadon használható tetszőleges számú számítógépen, bármilyen célra, magánszemélyek és vállalkozások esetében egyaránt.</text:p>
      <text:p text:style-name="Standard">Az OpenOffice.org fejlesztését a Sun Microsystems végzi több céggel és az OpenOffice.org önkéntes közösségével együttműködve. Magyarországon a honosítást és fejlesztést az FSF.hu Alapítvány koordinálja a Sun Microsystems Magyarországgal karöltve, szintén az önkéntes közösség segítségével. Az OpenOffice.org technikai támogatása önkéntes, közösség alapú és nem garantált.</text:p>
      <text:p text:style-name="Standard">Az OpenOffice.org 2.0-ás, 2.0.1-es, 2.0.2-es és 2.0.3-as verzióban számtalan újdonság jelent meg. Tekintsük át melyek is ezek:</text:p>
      <text:h text:style-name="Heading_20_2" text:outline-level="2">Újdonságok az OpenOffice.org <text:span text:style-name="T1">2.0.3 </text:span>verziójában</text:h>
      <text:list text:style-name="L2">
        <text:list-item>
          <text:p text:style-name="P3">Tovább javított kompatibilitás a Microsoft Office fájlformátumaival</text:p>
        </text:list-item>
        <text:list-item>
          <text:p text:style-name="P3">Email küldési lehetőség bővítése</text:p>
          <text:list>
            <text:list-header>
              <text:p text:style-name="P3">Az OpenOffice.org képes a Fájl menü küldés almenüjéből az OpenDocument és PDF formátumok mellett most már Microsoft Office fájlformátumokban is azonnal dokumentumot csatoltan küldeni.</text:p>
            </text:list-header>
          </text:list>
        </text:list-item>
        <text:list-item>
          <text:p text:style-name="P3">Még több beállítási opció PDF-dokumentumok előállításakor</text:p>
          <text:list>
            <text:list-header>
              <text:p text:style-name="P3">Az PDF-exportálást beállító párbeszédablak három laposra bővült. Ezentúl megadható, hogy a PDF-néző program (például: Adobe Acrobat Reader) milyen alapbeállításokkal nyissa meg az exportált PDF-fájt. Például: teljes képernyő, eszköztár és menü eltüntetése, könyvjelzők vagy miniatűrök megjelenítése stb.</text:p>
            </text:list-header>
          </text:list>
        </text:list-item>
        <text:list-item>
          <text:p text:style-name="P3">Magyar függvénynevek a Súgóban</text:p>
          <text:list>
            <text:list-header>
              <text:p text:style-name="P3">Egyelőre csak az FSF.hu változatban a Calc Súgója tartalmazza a magyar Excel függvényneveit. Például ha valaki nem tudja, hogy az FKERES függvénynek mi a megfelelője a Calcban, most már a Súgó tárgymutatójában megtalálja, hogy "FKERES lásd: VLOOKUP".</text:p>
            </text:list-header>
          </text:list>
        </text:list-item>
        <text:list-item>
          <text:p text:style-name="P3">Továbbfejlesztett CSV fájl mentés</text:p>
          <text:list>
            <text:list-header>
              <text:p text:style-name="P3">A strukturált szövegbe (CSV) mentéskor mostantól megadható, hogy az adatokat a megjelenésük vagy az értékük szerint mentse-e a program, azaz vegye-e figyelembe a cellára megadott számformátumot, vagy csak a nyers adatot kezelje. Az alapértelmezés a megjelenés szerinti mentés. Fontos figyelembe venni, hogy a számformátumtól függően a mentett adat esetleg nem olvasható vissza később számként.</text:p>
            </text:list-header>
          </text:list>
        </text:list-item>
        <text:list-item>
          <text:p text:style-name="P3">Precízebb helyesírás-ellenőrzés és elválasztás a Magyar Ispell 1.1-el</text:p>
          <text:list>
            <text:list-header>
              <text:p text:style-name="P3">A magyar helyesírási szótár legújabb, javított verziója kerül be az FSF.hu által kiadott magyar OOo-ba.</text:p>
            </text:list-header>
          </text:list>
        </text:list-item>
        <text:list-item>
          <text:p text:style-name="P3">Magyar nyelvű tárgymutató fejlesztései</text:p>
          <text:list>
            <text:list-header>
              <text:p text:style-name="P3">A magyar nyelvű tárgymutató készítésénél a két vagy három karakterből álló betűkkel (cs, dz, dzs, gy, ny, sz, ty, zs) kezdődő tárgymutató-bejegyzések külön csoportba szerveződnek. A betűrendbe sorolásnál e több karakterből álló betűk a magyar betűrend szerinti helyükre kerülnek.</text:p>
            </text:list-header>
          </text:list>
        </text:list-item>
        <text:list-item>
          <text:p text:style-name="P3">UTF-8 kódolású szövegfájlok a Base adatbázis-kezelő programban</text:p>
          <text:list>
            <text:list-header>
              <text:p text:style-name="P3">Mostantól beolvastathatunk UTF-8 kódolású strukturált szövegfájlokat (CSV) a Base programmal, azaz lehetőségünk van ezt a karakterkódolást kiválasztani a Szerkesztés - Adatbázis - Tulajdonságok párbeszédablak Karakterkészlet listájából.</text:p>
            </text:list-header>
          </text:list>
        </text:list-item>
        <text:list-item>
          <text:p text:style-name="P3">Objektumok elnevezése</text:p>
          <text:list>
            <text:list-header>
              <text:p text:style-name="P3">A képeken, OLE-objektumokon és csoportokon kívül most már a többi rajzobjektum is ellátható névvel a Calc programban is. Minden objektumtípus helyi menüjében megjelenik az Objektum elnevezése... menüparancs.</text:p>
            </text:list-header>
          </text:list>
        </text:list-item>
        <text:list-item>
          <text:p text:style-name="P3">Hibajavítások</text:p>
        </text:list-item>
        <text:list-item>
          <text:p text:style-name="P3">Megnövelt teljesítmény (egyes esetekben akár 23%-os gyorsulás)</text:p>
        </text:list-item>
        <text:list-item>
          <text:p text:style-name="P3">A felhasználói felület javításai</text:p>
        </text:list-item>
        <text:list-item>
          <text:p text:style-name="P3">Biztonsági javítások</text:p>
          <text:list>
            <text:list-header>
              <text:p text:style-name="P3">Belső kódellenőrzés során három potenciális sebezhetőséget fedeztek fel a fejlesztők. A hibákat kihasználó rosszindulatú kódok még nem ismeretesek, de mindenkinek javasolt, hogy minél előbb térjen át az OpenOffice.org 2.0.3-ra, vagy telepítse a javítófoltokat az OpenOffice.org 1.1.5-re. (http://www.openoffice.org/security/bulletin-20060629.html)</text:p>
            </text:list-header>
          </text:list>
        </text:list-item>
        <text:list-item>
          <text:p text:style-name="P3">Még több nyelvi változat</text:p>
        </text:list-item>
        <text:list-item>
          <text:p text:style-name="P3">Beépített frissítéskereső eljárás (jelenleg nem elérhető az OpenOffice.org FSF.hu változataiban)</text:p>
        </text:list-item>
      </text:list>
      <text:h text:style-name="Heading_20_2" text:outline-level="2">Újdonságok az OpenOffice.org <text:span text:style-name="T1">2.0.2</text:span> verziójában</text:h>
      <text:list text:style-name="L2">
        <text:list-item text:start-value="1">
          <text:p text:style-name="P3">Tovább finomított helyesírás-ellenőrzés</text:p>
        </text:list-item>
        <text:list-item>
          <text:p text:style-name="P3">Az alapértelmezett Bitsteram Vera betűkészlet lecserélése a hazai igényeknek jobban megfelelő DejaVu betűkészletre (<text:a xlink:type="simple" xlink:href="http://dejavu.sourceforge.net/">http://dejavu.sourceforge.net/</text:a>)</text:p>
        </text:list-item>
        <text:list-item>
          <text:p text:style-name="P3">Corel Quattro Pro 6.0 importszűrő</text:p>
        </text:list-item>
        <text:list-item>
          <text:p text:style-name="P3">Javított ikonkészlet a Windows operációs rendszerekre szánt verzióknál</text:p>
        </text:list-item>
        <text:list-item>
          <text:p text:style-name="P3">4-40%-al gyorsított Word-dokumentum importálási sebesség</text:p>
        </text:list-item>
        <text:list-item>
          <text:p text:style-name="P3">40 elemre bővített Betűbűvész-képtár</text:p>
        </text:list-item>
        <text:list-item>
          <text:p text:style-name="P3">A Linuxos KDE címjegyzék használatának lehetősége adatforrásként</text:p>
        </text:list-item>
        <text:list-item>
          <text:p text:style-name="P3">Természetes rendezési algoritmus használatának lehetősége Calcban</text:p>
          <text:list>
            <text:list-header>
              <text:p text:style-name="P3">A természetes rendezés egy rendezési algoritmus, amely az elemeket a számértékük alapján rendezi ahelyett, hogy a hagyományos módszert alkalmazná, amely a karakterláncok összehasonlításán alapul. Tegyük fel például, hogy a következő sorozatot kell rendezni: A1, A2, A3, A4, A5, A6, ..., A19, A20, A21. Ha ezeket az értékeket cellákba írná be, és a hagyományos rendezést alkalmazná, a sorrend A1, A11, A12, A13, ..., A19, A2, A20, A21, A3, A4, A5, ..., A9 lenne.</text:p>
            </text:list-header>
          </text:list>
        </text:list-item>
        <text:list-item>
          <text:p text:style-name="P3">A felhasználói felület fordításának javításai</text:p>
        </text:list-item>
        <text:list-item>
          <text:p text:style-name="P3">Általános hibajavítások és teljesítménynövelés. Részletes lista elérhető a következő linken: (<text:a xlink:type="simple" xlink:href="http://development.openoffice.org/releases/2.0.2.html">http://development.openoffice.org/releases/</text:a><text:a xlink:type="simple" xlink:href="http://development.openoffice.org/releases/2.0.2.html"><text:span text:style-name="T3">2.0.3</text:span></text:a><text:a xlink:type="simple" xlink:href="http://development.openoffice.org/releases/2.0.2.html">.html</text:a>)</text:p>
        </text:list-item>
      </text:list>
      <text:h text:style-name="Heading_20_2" text:outline-level="2">Újdonságok az OpenOffice.org 2.0.1 verziójában</text:h>
      <text:list text:style-name="L2">
        <text:list-item text:start-value="1">
          <text:p text:style-name="P3">Teljesen lefordított, magyar nyelvű súgó és részletes tippek</text:p>
          <text:list>
            <text:list-header>
              <text:p text:style-name="P3">A súgót a Sun fordíttatta le a magyar StarOffice 8 számára, majd elérhetővé tette a fordítást az magyar OpenOffice.org számára is.</text:p>
            </text:list-header>
          </text:list>
        </text:list-item>
        <text:list-item>
          <text:p text:style-name="P3">Átváltható ikontéma (standard, GNOME, KDE és kontrasztos)</text:p>
          <text:list>
            <text:list-header>
              <text:p text:style-name="P3">Az Eszközök - Beállítások – OpenOffice.org - Nézet panelen válthatunk az ikontémák között, ami egyébként igyekszik meghatározni a megfelelő alapértelmezést, azaz GNOME alatt az Industrial, KDE alatt a Crystal, Windows alatt a <text:s/>Alapértelmezett téma jelenik meg alapból. Gyengénlátó felhasználók számára lehetőség van a kontrasztos ikontémát beállítani.</text:p>
            </text:list-header>
          </text:list>
        </text:list-item>
        <text:list-item>
          <text:p text:style-name="P3">Kettőzött többjegyű mássalhangzók elválasztása</text:p>
          <text:list>
            <text:list-header>
              <text:p text:style-name="P3">Eddig a kettőzött többjegyű mássalhangzók tiltott volt, most már engedélyeztett, és a helyes eredményt szolgáltatja. Például az "asszony" szól elválasztása "asz-szony" lesz (eddig nem választódott el).</text:p>
            </text:list-header>
          </text:list>
        </text:list-item>
        <text:list-item>
          <text:p text:style-name="P3">Javítottuk a magyar ábécésorrendbe rendezésért felelős programrészt, mert voltak apróbb hiányosságai.</text:p>
        </text:list-item>
        <text:list-item>
          <text:p text:style-name="P3">KDE téma átvétele Linuxon</text:p>
        </text:list-item>
        <text:list-item>
          <text:p text:style-name="P3">Részletes tippek alapból bekapcsolva</text:p>
        </text:list-item>
        <text:list-item>
          <text:p text:style-name="P3">Writer2LaTex exportszűrő</text:p>
          <text:list>
            <text:list-header>
              <text:p text:style-name="P3">Nevével ellentétben nemcsak LaTeX és BibTeX, hanem XHTML és XHTML+MathML formátumban is képes exportálni a dokumentumokat.</text:p>
            </text:list-header>
          </text:list>
        </text:list-item>
        <text:list-item>
          <text:p text:style-name="P3">MS dokumentumok küldésének lehetősége Writerből, Impressből és Calcból rendre Word, PowrPoint és Excel formátumban.</text:p>
        </text:list-item>
        <text:list-item>
          <text:p text:style-name="P3">Az adatok szűréséhez használt Általános szűrőben további lehetőségek (tartalmazza, nem tartalmazza, kezdődik ezzel, végződik ezzel) a szűrésre.</text:p>
        </text:list-item>
        <text:list-item>
          <text:p text:style-name="P3">Az adatok szűréséhez használt Automatikus szűrőben további lehetőségek (üres, nem üres) <text:s/>a szűrésre.</text:p>
        </text:list-item>
        <text:list-item>
          <text:p text:style-name="P3">Duplakattintással szerkeszthető munkalap nevek Calcban</text:p>
        </text:list-item>
        <text:list-item>
          <text:p text:style-name="P3">Drawban helyi menüből menthető képek</text:p>
        </text:list-item>
        <text:list-item>
          <text:p text:style-name="P3">Calc helyi menüből elérhető jegyzetírási lehetőség</text:p>
        </text:list-item>
      </text:list>
      <text:h text:style-name="Heading_20_3" text:outline-level="3">Újdonságok az OpenOffice.org 2.0 verziójában</text:h>
      <text:list text:style-name="L2">
        <text:list-item text:start-value="1">
          <text:p text:style-name="P4">Nyílt szabványhoz igazodó XML fájlformátum (OASIS OpenDocument)</text:p>
        </text:list-item>
      </text:list>
      <text:p text:style-name="Alapértelmezett_20_-_20_behúzással">A 2.0-s verziótól kezdve az OpenOffice.org az OASIS OpenDocument nyílt szabványa szerinti XML formátumot használja alapértelmezés szerinti fájlformátumként. Az OASIS OpenDocument egy nyílt formátum, mely garantálja az adatok szoftvertől és rendszertől független szabad tárolását és kezelését.</text:p>
      <text:p text:style-name="Alapértelmezett_20_-_20_behúzással">Magán az OpenOffice.org-on kívül a szintén nyílt forráskódú KOffice és a az OpenOffice.org alapján fejlesztett alkalmazások, mint a StarOffice szoftver is támogatják az OASIS OpenDocument fájlformátumot. Ráadásul az OASIS OpenDocument szerepel az Európai Bizottság által javasolt fájlformátumok között.</text:p>
      <text:list text:style-name="L3">
        <text:list-item>
          <text:p text:style-name="P5">Új többtáblás nézet</text:p>
        </text:list-item>
      </text:list>
      <text:p text:style-name="Alapértelmezett_20_-_20_behúzással">Az OpenOffice.org használhatóságát és hatékonyságát nagy mértékben javítja az új többtáblás nézet, melyen keresztül minden fontos eszközt és ablakot egy összefüggő, integrált és egyszerű felhasználói felületként láthatunk. Akik előzőleg Microsoft PowerPointtal dolgoztak, azoknak az OpenOffice.org Impress nem okozhat nehézséget.</text:p>
      <text:list text:style-name="L4">
        <text:list-item>
          <text:p text:style-name="P6">Új alakzatok (kompatibilis a Microsoft AutoShapes funkciójával)</text:p>
        </text:list-item>
      </text:list>
      <text:p text:style-name="Alapértelmezett_20_-_20_behúzással">Mostantól az OpenOffice.org támogatja az alakzatok (CustomShapes) gyors beillesztését. Az OpenOffice.org alakzatai kompatibilisek a Microsoft Office alakzataival (AutoShape), így az importált dokumentumok alakzatai helyesen jelennek meg.</text:p>
      <text:list text:style-name="L5">
        <text:list-item>
          <text:p text:style-name="P7">Több diaátmenet-effektus és egyéni animáció</text:p>
        </text:list-item>
      </text:list>
      <text:p text:style-name="Alapértelmezett_20_-_20_behúzással">Az OpenOffice.org mostantól több animációs effektust és diaátmenetet támogat, a felhasználónak így még több segítséget nyújt a professzionális küllemű bemutatók elkészítésében.</text:p>
      <text:list text:style-name="L6">
        <text:list-item>
          <text:p text:style-name="P8">PDF-dokumentumok előállítása finomhangolásokkal</text:p>
        </text:list-item>
      </text:list>
      <text:p text:style-name="Alapértelmezett_20_-_20_behúzással">Az OpenOffice.org 1.1 bevezette a PDF-be mentés lehetőségét, a 2.0-s verzió pedig további finomhangolást tesz lehetővé. Ha az új verziót használjuk, beállíthatjuk a dokumentumba ágyazott képek tömörítésének fokát, sőt hivatkozásokat és bélyegképeket is elhelyezhetünk a PDF-fájlban.</text:p>
      <text:list text:style-name="L7">
        <text:list-item>
          <text:p text:style-name="P9">Új adatbázis-kezelő felület (OpenOffice.org Base)</text:p>
        </text:list-item>
      </text:list>
      <text:p text:style-name="Alapértelmezett_20_-_20_behúzással">Az OpenOffice.org mindig is rendelkezett adatbázis-kezelő funkciókkal, de az eddigi verziókban ezek a felhasználók szeme előtt rejtve maradtak. Az OpenOffice.org 2.0 viszont már úgy kezeli az adatbázisokat, mint bármely más dokumentumot, azaz például a „Fájl menü – Új<text:span text:style-name="T4">…</text:span>” paranccsal készíthetünk új adatbázist. A kezdő felhasználókat segíti az új Adatbázistündér, így nincs szükség mélyebb ismeretekre az adatbázisok vagy az SQL programnyelv terén. Az új HSQLDB adatbázismotoron alapuló beágyazott Java technológiával „adatbázis-dokumentumokat” készíthetünk. Ezek az egyszerű adatbázisfájlok nem igényelnek olyan külön szerveroldali alkalmazást, mint a MySQL vagy az Adabas D. Minden információ (tábladefiníciók, adatok, kérések, űrlapok, jelentések) egyetlen XML fájlban kapnak helyet.</text:p>
      <text:list text:style-name="L8">
        <text:list-item>
          <text:p text:style-name="P10">Körlevéltündér</text:p>
        </text:list-item>
      </text:list>
      <text:p text:style-name="Alapértelmezett_20_-_20_behúzással">A Körlevéltündérrel már gyerekjáték egy levelet akár több száz címzettnek is elküldeni. A tündér lépésről-lépésre vezeti a felhasználót. Számos adatforrást használhatunk fel a levelek megcímzéséhez (levelezőprogram címjegyzéke, adatbázis<text:span text:style-name="T4">…</text:span>).</text:p>
      <text:list text:style-name="L9">
        <text:list-item>
          <text:p text:style-name="P11">Kibővített szószámláló</text:p>
        </text:list-item>
      </text:list>
      <text:p text:style-name="Alapértelmezett_20_-_20_behúzással">Eddig csak a „Fájl – Tulajdonságok<text:span text:style-name="T4">…</text:span>” párbeszédablakban tudhattuk meg, hány szó vagy leütés hosszú a dokumentum, és nem volt mód arra, hogy egy kijelölt szövegrészben számoljunk. Ezzel szemben az OpenOffice.org 2.0-ban egy külön menüpontot kapott ez a funkció („Eszközök – Szavak száma”), és nemcsak a teljes dokumentumot, de a kijelölést is külön megszámolja (ha van ilyen).</text:p>
      <text:list text:style-name="L10">
        <text:list-item>
          <text:p text:style-name="P12">Beágyazott táblázatok támogatása</text:p>
        </text:list-item>
      </text:list>
      <text:p text:style-name="Alapértelmezett_20_-_20_behúzással">Az OpenOffice.org 2.0 már megengedi, hogy egy táblázatcellán belülre egy másik táblázatot illesszünk be (ún. „beágyazott táblázat”). Ezzel nemcsak a program használhatósága javult, de a Microsoft Word-dokumentumokat is megbízhatóbban kezeli.</text:p>
      <text:list text:style-name="L11">
        <text:list-item>
          <text:p text:style-name="P13">Digitális aláírások</text:p>
        </text:list-item>
      </text:list>
      <text:p text:style-name="Alapértelmezett_20_-_20_behúzással">További újdonság a dokumentum digitális aláírásának lehetősége. Az OpenOffice.org a szokásos tárolókban elhelyezett tanúsítványokat használja.</text:p>
      <text:list text:style-name="L12">
        <text:list-item>
          <text:p text:style-name="P14">XForms-űrlapok</text:p>
        </text:list-item>
      </text:list>
      <text:p text:style-name="Alapértelmezett_20_-_20_behúzással">Az OpenOffice.org 2.0 képes a W3C XForms szabványhoz igazodó űrlapok szerkesztésére. Az XForms segítségével programozás nélkül valósíthatunk meg egyszerű logikai funkciókat.</text:p>
      <text:list text:style-name="L13">
        <text:list-item>
          <text:p text:style-name="P15">WordPerfect-szűrők</text:p>
        </text:list-item>
      </text:list>
      <text:p text:style-name="Alapértelmezett_20_-_20_behúzással">Az OpenOffice.org 2.0 egy új WordPerfect-szűrővel lett gazdagabb, melyet a közösség fejlesztett ki. Ez a projekt a fejlesztők további közreműködésére számít.</text:p>
      <text:list text:style-name="L14">
        <text:list-item>
          <text:p text:style-name="P16">65 536 sor a táblázatkezelőben (Calc)</text:p>
        </text:list-item>
      </text:list>
      <text:p text:style-name="Alapértelmezett_20_-_20_behúzással">Az OpenOffice.org 1.1-ben csak 32 ezer sor lehetett egy táblázatban, és ez megnehezítette a Microsoft Excellel való együttműködést. Az új verzióban most ugyanannyi sort kezelhetünk, mint az Excelben.</text:p>
      <text:list text:style-name="L15">
        <text:list-item>
          <text:p text:style-name="P17">PivotTable – Adattündér</text:p>
        </text:list-item>
      </text:list>
      <text:p text:style-name="Alapértelmezett_20_-_20_behúzással">Az OpenOffice.org Adattündérével (mely hasonlít a Microsoft Excel PivotTable funkciójára) új csoportokat, szűrőket hozhatunk létre, abszolút értékek helyett különbségeket vagy százalékos értéket jeleníthetünk meg stb.</text:p>
      <text:p text:style-name="Alapértelmezett_20_-_20_behúzással">Az új Adattündérrel az OpenOffice.org Calc kiváló segítséget nyújt az adatelemzéshez.</text:p>
      <text:list text:style-name="L16">
        <text:list-item>
          <text:p text:style-name="P18">Rendszerfüggő telepítők</text:p>
        </text:list-item>
      </text:list>
      <text:p text:style-name="Alapértelmezett_20_-_20_behúzással">Az OpenOffice.org 2.0 támogatja az operációs rendszer telepítőmechanizmusát. Így a Microsoft Windows alatt futó változat a megszokott .MSI és .CAB fájlokban tölthető le, míg Linux alá RPM fájlokból telepíthetjük.</text:p>
      <text:list text:style-name="L17">
        <text:list-item>
          <text:p text:style-name="P19">Rendszerfüggő megjelenés</text:p>
        </text:list-item>
      </text:list>
      <text:p text:style-name="Alapértelmezett_20_-_20_behúzással">Az OpenOffice.org 2.0 alkalmazásai tetszetős módon illeszkednek az operációs rendszer felhasználói felületébe. Az OpenOffice.org 2.0 alkalmazásai pont úgy néznek ki, és úgy működnek, mint bármely más alkalmazás. Windows XP alatt úgy, mint egy Windows alkalmazás, Linux alatt pedig a Gnome grafikus felületéhez igazítja megjelenését.</text:p>
      <text:list text:style-name="L18">
        <text:list-item>
          <text:p text:style-name="P20">Lebegő eszköztárak</text:p>
        </text:list-item>
      </text:list>
      <text:p text:style-name="Alapértelmezett_20_-_20_behúzással">Az OpenOffice.org 2.0-ban az eszköztárak kezelése sokkal rugalmasabb. Az eszköztárak az ablak széléhez rögzíthetők vagy leválaszthatók. Ez utóbbi esetben szabadon mozgathatjuk az eszköztárat.</text:p>
      <text:h text:style-name="Heading_20_2" text:outline-level="2">Az OpenOffice.org <text:span text:style-name="T1">2.0.3</text:span> magyar változata</text:h>
      <text:p text:style-name="Standard">Miért érdemes az FSF.hu által készített verziót használni? Ez a verzió az alábbi fontosabb javításokat és fejlesztéseket tartalmazza:</text:p>
      <text:list text:style-name="L19">
        <text:list-item>
          <text:p text:style-name="P21">Pontosabb helyesírás-ellenőrzés</text:p>
        </text:list-item>
      </text:list>
      <text:p text:style-name="Alapértelmezett_20_-_20_behúzással">Bár a hivatalos OpenOffice.org helyesírás-ellenőrzője már a Hunspell helyesírás-ellenőrző program lett, a folyamatosan fejlesztett Magyar Ispell helyesírási szótár legújabb változatát biztosan csak az FSF.hu által készített verzió tartalmazza. Így tovább javul a program – egyébként kiváló – magyar helyesírás-ellenőrzését.</text:p>
      <text:list text:style-name="L20">
        <text:list-item>
          <text:p text:style-name="P22">Magyar betűkészletek kényelmes kiválasztása</text:p>
        </text:list-item>
      </text:list>
      <text:p text:style-name="Alapértelmezett_20_-_20_behúzással">Ha nincs kijelölve szöveg, akkor a betűkiválasztó panelen az „árvíztűrő tükörfúrógép” vagy a „külvízen úszó szárazjégtörő kisjármű” szöveg jelenik meg. Mindkettő tartalmazza a magyar ábécé összes ékezetes betűjét, ezzel is segítve a megfelelő betűkészletek kiválasztását.</text:p>
      <text:list text:style-name="L21">
        <text:list-item>
          <text:p text:style-name="P23">Pontosabb magyar elválasztás</text:p>
        </text:list-item>
      </text:list>
      <text:p text:style-name="Alapértelmezett_20_-_20_behúzással">A folyamatosan fejlesztett magyar elválasztási adatbázis legújabb változatát tartalmazza a magyar OpenOffice.org 2.0-s változata.</text:p>
      <text:list text:style-name="L22">
        <text:list-item>
          <text:p text:style-name="P24">Javított képaláírás</text:p>
        </text:list-item>
      </text:list>
      <text:p text:style-name="Alapértelmezett_20_-_20_behúzással">A magyar verzióban a hazai konvenciókhoz van alakítva a képaláírás. A hivatalosban így néz ki: "Ábra 1: Ez egy ábra", a javított változat: "1. ábra: Ez egy ábra".</text:p>
      <text:list text:style-name="L23">
        <text:list-item>
          <text:p text:style-name="P25">Javított HTML-export</text:p>
        </text:list-item>
      </text:list>
      <text:p text:style-name="Alapértelmezett_20_-_20_behúzással">A hivatalos verzió nem kezeli tökéletesen a HTML-állományok ékezetes karaktereinek exportálását. Az FSF.hu verzióban ez tökéletes.</text:p>
      <text:list text:style-name="L24">
        <text:list-item>
          <text:p text:style-name="P26">A "--" jelek megfelelő cseréje</text:p>
        </text:list-item>
      </text:list>
      <text:p text:style-name="Alapértelmezett_20_-_20_behúzással">A program a hivatalos verzióban a "--" jeleket kvirtmínuszra cseréli, amit a magyarban nem használunk. A javított változat "--" esetén gondolatjelet (nagykötőjelet), "---" esetén pedig kvirtmínuszt helyettesít.</text:p>
      <text:list text:style-name="L25">
        <text:list-item>
          <text:p text:style-name="P27">Szebb, kiegyenlítettebb íráskép</text:p>
        </text:list-item>
      </text:list>
      <text:p text:style-name="Alapértelmezett_20_-_20_behúzással">A program a betűkészletek egalizálási adatait automatikusan használja.</text:p>
      <text:list text:style-name="L26">
        <text:list-item>
          <text:p text:style-name="P28">Néhány angol, nem honosítható szöveg javítása</text:p>
        </text:list-item>
      </text:list>
      <text:p text:style-name="Alapértelmezett_20_-_20_behúzással">Néhány üzenet nem honosítható a program által biztosított módszerekkel, ezt az FSF.hu verzió megoldja.</text:p>
      <text:list text:style-name="L27">
        <text:list-item>
          <text:p text:style-name="P29">Javított PostScript kimenet</text:p>
        </text:list-item>
      </text:list>
      <text:p text:style-name="Alapértelmezett_20_-_20_behúzással">Javítás, amely arra utasítja a PostScript meghajtót, hogy ne helyettesítse be a betűkészleteket. Ezzel kizár egy hibalehetőséget, amely korábban azt okozta, hogy az ékezetes betűk helyén négyzetek vagy kérdőjelek jelentek meg.</text:p>
      <text:h text:style-name="Heading_20_2" text:outline-level="2">Köszönetnyilvánítás</text:h>
      <text:p text:style-name="Standard">Külön köszönet Tímár Andrásnak (FSF.hu), Bán Szabolcsnak (FSF.hu), Szalai Kálmánnak az FSF.hu változat elkészítéséért, Németh Lászlónak (FSF.hu) a magyar helyesírás-ellenőrzés tökéletesítéséért, Nagy Bencének az elválasztó részen végzett munkájáért.</text:p>
      <text:p text:style-name="Standard">Köszönet továbbá minden OpenOffice.org közösségi tagnak, külön kiemelve a <text:a xlink:type="simple" xlink:href="http://www.openoffice.org/copyright/copyrightapproved.html">http://www.openoffice.org/copyright/copyrightapproved.html</text:a> oldalon található személyeket.</text:p>
      <text:h text:style-name="Heading_20_2" text:outline-level="2">További tájékozódás céljára</text:h>
      <text:h text:style-name="Heading_20_3" text:outline-level="3">Még több képernyőkép</text:h>
      <text:p text:style-name="Standard"><text:a xlink:type="simple" xlink:href="http://www.openoffice.org/screenshots/ooo20/index.html">http://www.openoffice.org/screenshots/ooo20/index.html</text:a></text:p>
      <text:p text:style-name="Standard">(angol nyelvű oldal)</text:p>
      <text:h text:style-name="Heading_20_3" text:outline-level="3">Az OpenOffice.org <text:span text:style-name="T5">2.0.3</text:span> főbb funkcióinak leírása</text:h>
      <text:p text:style-name="Standard">Megtalálható ebben a bejelentésben</text:p>
      <text:p text:style-name="Standard"><text:a xlink:type="simple" xlink:href="http://hu.openoffice.org/whatsnew-2.0.html">http://hu.openoffice.org/whatsnew-2.0.html</text:a></text:p>
      <text:p text:style-name="Standard">(magyar nyelvű oldal)</text:p>
      <text:p text:style-name="Text_20_body"><text:a xlink:type="simple" xlink:href="http://www.openoffice.org/dev_docs/features/2.0/index.html">http://www.openoffice.org/dev_docs/features/2.0/index.html</text:a></text:p>
      <text:p text:style-name="Standard">(angol nyelvű oldal)</text:p>
      <text:p text:style-name="Standard">Az OpenOffice.org 2.0.3 fejlesztéseinek, javításainak teljes listája</text:p>
      <text:p text:style-name="Standard"><text:a xlink:type="simple" xlink:href="http://development.openoffice.org/releases/2.0.3.html">http://development.openoffice.org/releases/</text:a><text:a xlink:type="simple" xlink:href="http://development.openoffice.org/releases/2.0.3.html"><text:span text:style-name="T3">2.0.3</text:span></text:a><text:a xlink:type="simple" xlink:href="http://development.openoffice.org/releases/2.0.3.html">.html</text:a></text:p>
      <text:h text:style-name="Heading_20_3" text:outline-level="3">Az OpenOffice.org termékismertetője</text:h>
      <text:p text:style-name="Standard"><text:a xlink:type="simple" xlink:href="http://hu.openoffice.org/about-product.html">http://hu.openoffice.org/about-product.html</text:a></text:p>
      <text:p text:style-name="Standard">(magyar nyelvű oldal)</text:p>
      <text:p text:style-name="Standard"><text:a xlink:type="simple" xlink:href="http://www.openoffice.org/product/">http://www.openoffice.org/product/</text:a></text:p>
      <text:p text:style-name="Standard">(angol nyelvű oldal)</text:p>
      <text:h text:style-name="Heading_20_3" text:outline-level="3">Az OpenOffice.org letöltése</text:h>
      <text:p text:style-name="Standard"><text:a xlink:type="simple" xlink:href="http://hu.openoffice.org/about-downloads.html">http://hu.openoffice.org/about-downloads.html</text:a></text:p>
      <text:p text:style-name="Standard">(magyar nyelvű verzió)</text:p>
      <text:p text:style-name="Standard"><text:a xlink:type="simple" xlink:href="http://download.openoffice.org/index.html">http://download.openoffice.org/index.html</text:a></text:p>
      <text:p text:style-name="Standard">(angol és más nyelvű verziók)</text:p>
      <text:h text:style-name="Heading_20_3" text:outline-level="3">Miért érdemes OpenOffice.org-ra váltani</text:h>
      <text:p text:style-name="Text_20_body"><text:a xlink:type="simple" xlink:href="http://hu.openoffice.org/get_legal-hu.html">http://hu.openoffice.org/get_legal-hu.html</text:a></text:p>
      <text:p text:style-name="Text_20_body">(magyar nyelvű verzió)</text:p>
      <text:p text:style-name="Text_20_body"><text:a xlink:type="simple" xlink:href="http://why.openoffice.org/getlegal.html">http://why.openoffice.org/getlegal.html</text:a></text:p>
      <text:p text:style-name="Text_20_body"><text:a xlink:type="simple" xlink:href="http://why.openoffice.org/">http://why.openoffice.org/</text:a></text:p>
      <text:p text:style-name="Standard">(angol és más nyelvű verziók)</text:p>
      <text:h text:style-name="Heading_20_3" text:outline-level="3">Marketing anyagok</text:h>
      <text:p text:style-name="Standard"><text:a xlink:type="simple" xlink:href="http://hu.openoffice.org/servlets/ProjectDocumentList?folderID=525&amp;expandFolder=525&amp;folderID=0">http://hu.openoffice.org/servlets/ProjectDocumentList?folderID=525&amp;expandFolder=525&amp;folderID=0</text:a></text:p>
      <text:p text:style-name="Standard">(magyar nyelvű oldal)</text:p>
      <text:p text:style-name="Standard"><text:a xlink:type="simple" xlink:href="http://www.openoffice.org/press/2.0/index.html">http://www.openoffice.org/press/2.0/index.html</text:a></text:p>
      <text:p text:style-name="Standard">(angol nyelvű oldal)</text:p>
      <text:h text:style-name="Heading_20_3" text:outline-level="3">Az FSF.hu Alapítvány honlapja</text:h>
      <text:p text:style-name="Standard"><text:a xlink:type="simple" xlink:href="http://www.fsf.hu/">http://www.fsf.hu/</text:a></text:p>
      <text:p text:style-name="Standard">(magyar nyelvű oldal)</text:p>
      <text:h text:style-name="Heading_20_2" text:outline-level="2">Kapcsolattartó</text:h>
      <text:p text:style-name="Text_20_body">Tímár András (<text:a xlink:type="simple" xlink:href="mailto:timar@fsf.hu">timar@fsf.hu</text:a>)</text:p>
      <text:p text:style-name="Text_20_body">Szalai Kálmán (<text:a xlink:type="simple" xlink:href="mailto:kami_@openoffice.org">kami_@openoffice.org</text:a>)</text:p>
      <text:p text:style-name="Text_20_body">(A megadott elektronikus-levélcímeken felhasználói támogatás nincsen. Felhasználói támogatást a következő bekezdésben megadott címen kaphat.)</text:p>
      <text:h text:style-name="Heading_20_2" text:outline-level="2">Magyar nyelvű, díjmentes, nem garantált technikai támogatás</text:h>
      <text:p text:style-name="Text_20_body"><text:a xlink:type="simple" xlink:href="http://hu.openoffice.org/about-mailinglists.html">http://hu.openoffice.org/about-mailinglists.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DejaVu Serif" svg:font-family="'DejaVu Serif'" style:font-adornments="Book"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hu" fo:country="HU" style:font-name-asian="Andale Sans UI"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3"/>
      <style:text-properties style:font-name="DejaVu Serif"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621cm" fo:margin-bottom="0.409cm" fo:hyphenation-ladder-count="no-limit"/>
      <style:text-properties fo:font-variant="small-caps" fo:font-size="145%"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Heading" style:next-style-name="Text_20_body" style:class="text" style:default-outline-level="2">
      <style:text-properties fo:font-variant="normal" fo:text-transform="non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Alapértelmezett_20_-_20_behúzással" style:display-name="Alapértelmezett - behúzással" style:family="paragraph" style:parent-style-name="Standard" style:class="text">
      <style:paragraph-properties fo:margin-left="2cm" fo:margin-right="0cm" fo:text-align="justify" style:justify-single-word="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35cm solid #000000" style:shadow="none">
        <style:tab-stops>
          <style:tab-stop style:position="16.999cm" style:type="right"/>
        </style:tab-stops>
      </style:paragraph-properties>
      <style:text-properties fo:font-weight="normal" style:font-weight-asian="normal" style:font-weight-complex="normal"/>
    </style:style>
    <style:style style:name="P2" style:family="paragraph" style:parent-style-name="Footer">
      <style:paragraph-properties fo:text-align="center" style:justify-single-word="false" fo:padding="0cm" fo:border-left="none" fo:border-right="none" fo:border-top="0.035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year number:style="long"/>
      <number:text>. </number:text>
      <number:month number:style="long" number:textual="true"/>
      <number:text> </number:text>
      <number:day/>
      <number:text>.</number:text>
    </number:date-style>
  </office:automatic-styles>
  <office:master-styles>
    <style:master-page style:name="Standard" style:page-layout-name="pm1">
      <style:header>
        <text:p text:style-name="P1">Bejelentés: <text:title>OpenOffice.org 2.0.3 magyar változat</text:title><text:tab/><text:date style:data-style-name="N76" text:date-value="2006-06-30T14:33:09.82" text:fixed="true" text:date-adjust="PT72H00M00S">2006. július 3.</text:date></text:p>
      </style:header>
      <style:footer>
        <text:p text:style-name="P2"><text:page-number text:select-page="current">6</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OpenOffice.org 2.0.3 magyar változat</dc:title>
    <dc:subject>Az OpenOffice.org 2.0.3 egy nyílt nyílt forráskódú, ingyenes, nagy tudású irodai programcsomag, amely kiválóan alkalmas szövegszerkesztési, táblázatkezelési, bemutatókészítési, adatbázis-kezelési és rajzolási feladatok megvalósítására számos operációs rendszer alatt. A programcsomag a kor igényeinek megfelelő eszköz, amelynek működése nagymértékben hasonlít a kereskedelmi forgalomban lévő hasonló célú programcsomagokhoz. De azokkal ellentétben, az OpenOffice.org teljesen ingyenes és szabadon használható tetszőleges számú számítógépen, bármilyen célra, magánszemélyek és vállalkozások esetében egyaránt.</dc:subject>
    <meta:creation-date>2006-06-30T12:10:14</meta:creation-date>
    <dc:date>2006-07-02T23:21:43</dc:date>
    <dc:language>hu-HU</dc:language>
    <meta:editing-cycles>49</meta:editing-cycles>
    <meta:editing-duration>PT1H58M27S</meta:editing-duration>
    <meta:user-defined meta:name="Info 1"/>
    <meta:user-defined meta:name="Info 2"/>
    <meta:user-defined meta:name="Info 3"/>
    <meta:user-defined meta:name="Info 4"/>
    <meta:document-statistic meta:table-count="0" meta:image-count="0" meta:object-count="0" meta:page-count="9" meta:paragraph-count="167" meta:word-count="2132" meta:character-count="17089"/>
  </office:meta>
</office:document-meta>
</file>